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3pt" officeooo:rsid="000f9624" officeooo:paragraph-rsid="000f9624" style:font-size-asian="11.3500003814697pt" style:font-size-complex="13pt"/>
    </style:style>
    <style:style style:name="P2" style:family="paragraph" style:parent-style-name="Standard">
      <style:text-properties style:font-name="FreeSerif" fo:font-size="13pt" officeooo:rsid="0011203f" officeooo:paragraph-rsid="0011203f" style:font-size-asian="11.3500003814697pt" style:font-size-complex="13pt"/>
    </style:style>
    <style:style style:name="P3" style:family="paragraph" style:parent-style-name="Standard">
      <style:text-properties style:font-name="FreeSerif" fo:font-size="13pt" officeooo:rsid="00126f1d" officeooo:paragraph-rsid="00126f1d" style:font-size-asian="11.3500003814697pt" style:font-size-complex="13pt"/>
    </style:style>
    <style:style style:name="P4" style:family="paragraph" style:parent-style-name="Standard">
      <style:text-properties style:font-name="FreeSerif" fo:font-size="13pt" officeooo:rsid="001528b1" officeooo:paragraph-rsid="001528b1" style:font-size-asian="11.3500003814697pt" style:font-size-complex="13pt"/>
    </style:style>
    <style:style style:name="P5" style:family="paragraph" style:parent-style-name="Standard">
      <style:text-properties style:font-name="FreeSerif" fo:font-size="13pt" fo:font-weight="bold" officeooo:rsid="000f9624" officeooo:paragraph-rsid="000f9624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style:font-name="FreeSerif" fo:font-size="13pt" fo:font-weight="bold" officeooo:rsid="0011203f" officeooo:paragraph-rsid="0011203f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style:font-name="FreeSerif" fo:font-size="13pt" fo:font-weight="bold" officeooo:rsid="00126f1d" officeooo:paragraph-rsid="00126f1d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style:font-name="FreeSerif" fo:font-size="13pt" fo:font-style="italic" style:text-underline-style="solid" style:text-underline-width="auto" style:text-underline-color="font-color" officeooo:rsid="00126f1d" officeooo:paragraph-rsid="00126f1d" style:font-size-asian="11.3500003814697pt" style:font-style-asian="italic" style:font-size-complex="13pt" style:font-style-complex="italic"/>
    </style:style>
    <style:style style:name="P9" style:family="paragraph" style:parent-style-name="Standard">
      <style:text-properties style:font-name="FreeSerif" fo:font-size="13pt" style:text-underline-style="solid" style:text-underline-width="auto" style:text-underline-color="font-color" officeooo:rsid="00126f1d" officeooo:paragraph-rsid="00126f1d" style:font-size-asian="11.3500003814697pt" style:font-size-complex="13pt"/>
    </style:style>
    <style:style style:name="P10" style:family="paragraph" style:parent-style-name="Standard">
      <style:text-properties style:font-name="FreeSerif" fo:font-size="13pt" style:text-underline-style="solid" style:text-underline-width="auto" style:text-underline-color="font-color" officeooo:rsid="001461ce" officeooo:paragraph-rsid="001461ce" style:font-size-asian="11.3500003814697pt" style:font-size-complex="13pt"/>
    </style:style>
    <style:style style:name="P11" style:family="paragraph" style:parent-style-name="Standard">
      <style:text-properties style:font-name="FreeSerif" fo:font-size="13pt" style:text-underline-style="solid" style:text-underline-width="auto" style:text-underline-color="font-color" fo:font-weight="normal" officeooo:rsid="001528b1" officeooo:paragraph-rsid="001528b1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style:font-name="FreeSerif" fo:font-size="13pt" style:text-underline-style="solid" style:text-underline-width="auto" style:text-underline-color="font-color" fo:font-weight="normal" officeooo:rsid="00153434" officeooo:paragraph-rsid="00153434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style:font-name="FreeSerif" fo:font-size="13pt" style:text-underline-style="none" fo:font-weight="bold" officeooo:rsid="001528b1" officeooo:paragraph-rsid="001528b1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style:font-name="FreeSerif" fo:font-size="13pt" style:text-underline-style="none" fo:font-weight="normal" officeooo:rsid="001528b1" officeooo:paragraph-rsid="001528b1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FreeSerif" fo:font-size="13pt" style:text-underline-style="none" fo:font-weight="normal" officeooo:rsid="00153434" officeooo:paragraph-rsid="00153434" style:font-size-asian="11.3500003814697pt" style:font-weight-asian="normal" style:font-size-complex="13pt" style:font-weight-complex="normal"/>
    </style:style>
    <style:style style:name="T1" style:family="text">
      <style:text-properties officeooo:rsid="001461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28b1" style:font-weight-asian="normal" style:font-weight-complex="normal"/>
    </style:style>
    <style:style style:name="T5" style:family="text">
      <style:text-properties officeooo:rsid="00153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ực hành hệ điều hành Linux</text:p>
      <text:p text:style-name="P1">Thực hành phần 1:</text:p>
      <text:p text:style-name="P5">Bài 1: Bài tập về lệnh cat, touch, more, less.</text:p>
      <text:p text:style-name="P1">Lệnh touch dùng để làm gì? Lệnh cat có mấy công dụng. Thực hiện các chức năng của chúng.</text:p>
      <text:p text:style-name="P1">Thực hiện các ví dụ của lệnh more, less.</text:p>
      <text:p text:style-name="P5">Trả lời:</text:p>
      <text:p text:style-name="P1">Lệnh touch để tạo file rỗng.</text:p>
      <text:p text:style-name="P2"><text:span text:style-name="T2">Vd:</text:span> $ touch filerong.txt</text:p>
      <text:p text:style-name="P1">Lệnh cat có 2 công dụng: tạo và xem nội dung file</text:p>
      <text:p text:style-name="P6">vd: </text:p>
      <text:p text:style-name="P2"><text:tab/>tạo file rỗng: $ cat &gt; filerong.txt</text:p>
      <text:p text:style-name="P2"><text:tab/>xem nội dung file: $ cat home/thuong/filerong.txt</text:p>
      <text:p text:style-name="P6">vd lệnh more: <text:span text:style-name="T4">$ cat /etc/passwd | more</text:span></text:p>
      <text:p text:style-name="P4"><text:span text:style-name="T2">vd lệnh less: </text:span><text:span text:style-name="T3">$ cat /etc/passwd | less</text:span></text:p>
      <text:p text:style-name="P7">Bài 2: Bài tập về wc và sort.</text:p>
      <text:p text:style-name="P8">Hiển thị số lượng các từ trong 1 file text: </text:p>
      <text:p text:style-name="P3"><text:tab/>Cú pháp: <text:span text:style-name="T1">wc -w &lt;đường dẫn đến file text&gt;</text:span></text:p>
      <text:p text:style-name="P3"><text:tab/>vd: <text:span text:style-name="T1">wc -w /home/thuong/filerong.txt</text:span></text:p>
      <text:p text:style-name="P9">Hiển thị số dòng trong một file text: </text:p>
      <text:p text:style-name="P3"><text:tab/>Cú pháp: $<text:span text:style-name="T1">wc -l </text:span>&lt;đường dẫn đến file text&gt;</text:p>
      <text:p text:style-name="P3"><text:tab/>vd: $<text:span text:style-name="T1">wc -l</text:span> /home/thuong/filerong.txt</text:p>
      <text:p text:style-name="P9">Hiển thị số ký tự trong một file text: </text:p>
      <text:p text:style-name="P3"><text:tab/>Cú pháp: <text:span text:style-name="T1">wc -m &lt;đường dẫn đến file text&gt;</text:span></text:p>
      <text:p text:style-name="P3"><text:tab/>vd: <text:span text:style-name="T1">wc -m /home/thuong/filerong.txt</text:span></text:p>
      <text:p text:style-name="P10">Hiển thị danh sách các file trong thư mục usr/bin và sắp xếp kết quả trả về theo thứ tự giảm dần/tăng dần.</text:p>
      <text:p text:style-name="P10"><text:tab/></text:p>
      <text:p text:style-name="P13">Bài 3: Bài tập về head, tail</text:p>
      <text:p text:style-name="P11">Dùng lệnh cat xem /etc/passwd rồi copy tập tin <text:span text:style-name="T5">passwd sang mydir/mypasswords.txt: </text:span></text:p>
      <text:p text:style-name="P14"><text:tab/><text:span text:style-name="T5">Xem: $cat /etc/passwd</text:span></text:p>
      <text:p text:style-name="P14"><text:tab/><text:span text:style-name="T5">Copy sang thư mục khác: cp /etc/passwd /mydir/mypasswords.txt</text:span></text:p>
      <text:p text:style-name="P12">Dùng lệnh <text:span text:style-name="T2">head </text:span>cho biết thông tin về 3 user đầu trong mypasswords.txt</text:p>
      <text:p text:style-name="P15"><text:tab/>$head -n 3 /home/thuong/mypasswords.txt</text:p>
      <text:p text:style-name="P12">Dùng lệnh <text:span text:style-name="T2">tail </text:span>cho biết thông tin về 3 user c trong mypasswords.txt cuối</text:p>
      <text:p text:style-name="P15"><text:tab/>$tail -n 3 /home/thuong/mypasswords.txt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8:57:39.473560625</meta:creation-date>
    <dc:date>2018-04-10T20:46:16.856908848</dc:date>
    <meta:editing-duration>PT14M35S</meta:editing-duration>
    <meta:editing-cycles>1</meta:editing-cycles>
    <meta:document-statistic meta:table-count="0" meta:image-count="0" meta:object-count="0" meta:page-count="1" meta:paragraph-count="34" meta:word-count="265" meta:character-count="1400" meta:non-whitespace-character-count="1149"/>
    <meta:generator>LibreOffice/5.1.6.2$Linux_X86_64 LibreOffice_project/10m0$Build-2</meta:generator>
  </office:meta>
</office:document-meta>
</file>